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91.23mm"/>
    </style:style>
    <style:style style:name="co3" style:family="table-column">
      <style:table-column-properties fo:break-before="auto" style:column-width="69.97mm"/>
    </style:style>
    <style:style style:name="co4" style:family="table-column">
      <style:table-column-properties fo:break-before="auto" style:column-width="76.52mm"/>
    </style:style>
    <style:style style:name="co5" style:family="table-column">
      <style:table-column-properties fo:break-before="auto" style:column-width="63.45mm"/>
    </style:style>
    <style:style style:name="co6" style:family="table-column">
      <style:table-column-properties fo:break-before="auto" style:column-width="68.62mm"/>
    </style:style>
    <style:style style:name="co7" style:family="table-column">
      <style:table-column-properties fo:break-before="auto" style:column-width="60.18mm"/>
    </style:style>
    <style:style style:name="co8" style:family="table-column">
      <style:table-column-properties fo:break-before="auto" style:column-width="181.91mm"/>
    </style:style>
    <style:style style:name="co9" style:family="table-column">
      <style:table-column-properties fo:break-before="auto" style:column-width="115.46mm"/>
    </style:style>
    <style:style style:name="co10" style:family="table-column">
      <style:table-column-properties fo:break-before="auto" style:column-width="129.3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AR PL SungtiL GB" style:font-name-complex="Lohit Devanagari"/>
    </style:style>
    <style:style style:name="T1" style:family="text">
      <style:text-properties style:font-name-asian="AR PL SungtiL GB" style:font-name-complex="Lohit Devanagari"/>
    </style:style>
  </office:automatic-styles>
  <office:body>
    <office:spreadsheet>
      <table:calculation-settings table:automatic-find-labels="false"/>
      <table:table table:name="Libic-Tex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Autor</text:p>
          </table:table-cell>
          <table:table-cell table:style-name="ce1" office:value-type="string" calcext:value-type="string">
            <text:p>Ano de Publicaçã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Subcategoria</text:p>
          </table:table-cell>
          <table:table-cell table:style-name="ce1" office:value-type="string" calcext:value-type="string">
            <text:p>Assunto</text:p>
          </table:table-cell>
          <table:table-cell table:style-name="ce1" office:value-type="string" calcext:value-type="string">
            <text:p>Idioma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Editora</text:p>
          </table:table-cell>
          <table:table-cell table:style-name="ce1" office:value-type="string" calcext:value-type="string">
            <text:p>Sumári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Link Principal</text:p>
          </table:table-cell>
          <table:table-cell table:style-name="ce1" office:value-type="string" calcext:value-type="string">
            <text:p>Link Secundári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Notas de Disciplina de Cálculo Numérico</text:p>
          </table:table-cell>
          <table:table-cell office:value-type="string" calcext:value-type="string">
            <text:p>Leonardo F. Guid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Calculo Numérico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tas de aula do professor Guidi do Instituto de Matemática da UFRGS para disciplina de cálculo numérico.</text:p>
          </table:table-cell>
          <table:table-cell table:style-name="ce2" office:value-type="string" calcext:value-type="string">
            <text:p><text:span text:style-name="T1"/><text:span text:style-name="T1"><text:a xlink:href="http://www.mat.ufrgs.br/~guidi/grad/MAT01169/calculo_numerico.pdf" xlink:type="simple">http://www.mat.ufrgs.br/~guidi/grad/MAT01169/calculo_numerico.pdf</text:a></text:span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álculo Vetorial e Geometria Analítica – Livro 1: O plano</text:p>
          </table:table-cell>
          <table:table-cell office:value-type="string" calcext:value-type="string">
            <text:p>Felipe Acke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Cálculo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ivro <text:s/>de cálculo vetorial e geometria Analítica.</text:p>
          </table:table-cell>
          <table:table-cell office:value-type="string" calcext:value-type="string">
            <text:p><text:a xlink:href="http://im.ufrj.br/~noseda/2017-1/Livro1.pdf" xlink:type="simple">http://im.ufrj.br/~noseda/2017-1/Livro1.pdf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Robson Santana Pachec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978-85-89571-53-1</text:p>
          </table:table-cell>
          <table:table-cell office:value-type="string" calcext:value-type="string">
            <text:p>IFR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 de Geometria Analítica</text:p>
          </table:table-cell>
          <table:table-cell office:value-type="string" calcext:value-type="string">
            <text:p><text:a xlink:href="https://memoria.ifrn.edu.br/bitstream/handle/1044/1010/Geometria%20Analítica%20-%20Ebook.pdf?sequence=1&amp;isAllowed=y" xlink:type="simple">https://memoria.ifrn.edu.br/bitstream/handle/1044/1010/Geometria%20Anali%cc%81tica%20-%20Ebook.pdf?sequence=1&amp;isAllowed=y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eometria Analítica e Vetorial</text:p>
          </table:table-cell>
          <table:table-cell office:value-type="string" calcext:value-type="string">
            <text:p>Daniel Miranda – Rafael Grisi - <text:s/>Sinuê Lodovic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FAB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 de Geometria Analítica</text:p>
          </table:table-cell>
          <table:table-cell office:value-type="string" calcext:value-type="string">
            <text:p><text:a xlink:href="http://hostel.ufabc.edu.br/~daniel.miranda/livros/geometria-analitica/geometriaanaliticaevetorial-SGD.pdf" xlink:type="simple">http://hostel.ufabc.edu.br/~daniel.miranda/livros/geometria-analitica/geometriaanaliticaevetorial-SGD.pdf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0">00/00/0000</text:date>, <text:time style:data-style-name="N2" text:time-value="22:04:57.5175222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3:57:53.599436059</meta:creation-date>
    <dc:date>2020-12-10T22:31:50.170387656</dc:date>
    <meta:editing-duration>PT38M54S</meta:editing-duration>
    <meta:editing-cycles>8</meta:editing-cycles>
    <meta:generator>LibreOffice/5.2.7.2$Linux_X86_64 LibreOffice_project/20m0$Build-2</meta:generator>
    <meta:document-statistic meta:table-count="1" meta:cell-count="71" meta:object-count="0"/>
  </office:meta>
</office:document-meta>
</file>